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7" text:continue-numbering="true" text:continue-list="list_Text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9" text:continue-numbering="true" text:continue-list="list_Text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20" text:continue-numbering="true" text:continue-list="list_Text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1" text:continue-numbering="true" text:continue-list="list_Text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